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aunch Speed</text:p>
          </table:table-cell>
          <table:table-cell office:value-type="float" office:value="110">
            <text:p>110</text:p>
          </table:table-cell>
          <table:table-cell office:value-type="string">
            <text:p>km/h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[.D7]*1000/3600" office:value-type="float" office:value="30.5555555555556">
            <text:p>30.56</text:p>
          </table:table-cell>
          <table:table-cell office:value-type="string">
            <text:p>m/s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Voltage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KV</text:p>
          </table:table-cell>
          <table:table-cell office:value-type="float" office:value="1430">
            <text:p>143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PM</text:p>
          </table:table-cell>
          <table:table-cell table:formula="of:=[.D10]*[.D11]" office:value-type="float" office:value="17160">
            <text:p>171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PS</text:p>
          </table:table-cell>
          <table:table-cell table:formula="of:=[.D12]/60" office:value-type="float" office:value="286">
            <text:p>286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Wheel Diameter</text:p>
          </table:table-cell>
          <table:table-cell office:value-type="float" office:value="60">
            <text:p>60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Wheel Circumfrence</text:p>
          </table:table-cell>
          <table:table-cell table:formula="of:=[.D15]*PI()" office:value-type="float" office:value="188.495559215388">
            <text:p>188.5</text:p>
          </table:table-cell>
          <table:table-cell office:value-type="string">
            <text:p>mm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[.D16]/1000" office:value-type="float" office:value="0.188495559215388">
            <text:p>0.19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Speed</text:p>
          </table:table-cell>
          <table:table-cell table:formula="of:=[.D17]*[.D13]" office:value-type="float" office:value="53.9097299356008">
            <text:p>53.91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3/02/2015</text:date>, <text:time>22:4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2-03T22:20:11.22</meta:creation-date>
    <meta:generator>OpenOffice.org/3.2$Win32 OpenOffice.org_project/320m18$Build-9502</meta:generator>
    <dc:date>2015-02-03T22:49:24.92</dc:date>
    <meta:editing-duration>PT00H29M15S</meta:editing-duration>
    <meta:editing-cycles>1</meta:editing-cycles>
    <meta:document-statistic meta:table-count="3" meta:cell-count="24" meta:object-count="0"/>
  </office:meta>
</office:document-meta>
</file>